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68816666666667cm" style:use-optimal-column-width="true"/>
    </style:style>
    <style:style style:name="co2" style:family="table-column">
      <style:table-column-properties fo:break-before="auto" style:column-width="3.19616666666667cm" style:use-optimal-column-width="true"/>
    </style:style>
    <style:style style:name="co3" style:family="table-column">
      <style:table-column-properties fo:break-before="auto" style:column-width="4.3815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1.60866666666667cm" style:use-optimal-column-width="true"/>
    </style:style>
    <style:style style:name="co6" style:family="table-column">
      <style:table-column-properties fo:break-before="auto" style:column-width="1.67216666666667cm" style:use-optimal-column-width="true"/>
    </style:style>
    <style:style style:name="co7" style:family="table-column">
      <style:table-column-properties fo:break-before="auto" style:column-width="1.7145cm" style:use-optimal-column-width="true"/>
    </style:style>
    <style:style style:name="co8" style:family="table-column">
      <style:table-column-properties fo:break-before="auto" style:column-width="2.01083333333333cm" style:use-optimal-column-width="true"/>
    </style:style>
    <style:style style:name="co9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A-EST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1">
            <text:p>Identificador</text:p>
          </table:table-cell>
          <table:table-cell office:value-type="string" table:style-name="ce1">
            <text:p>Provincia</text:p>
          </table:table-cell>
          <table:table-cell office:value-type="string" table:style-name="ce1">
            <text:p>Municipio</text:p>
          </table:table-cell>
          <table:table-cell office:value-type="string" table:style-name="ce1">
            <text:p>Zona UTM</text:p>
          </table:table-cell>
          <table:table-cell office:value-type="string" table:style-name="ce1">
            <text:p>UTM X</text:p>
          </table:table-cell>
          <table:table-cell office:value-type="string" table:style-name="ce1">
            <text:p><text:s/>UTM Y</text:p>
          </table:table-cell>
          <table:table-cell office:value-type="string" table:style-name="ce1">
            <text:p>Latitud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Altitu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U02</text:p>
          </table:table-cell>
          <table:table-cell office:value-type="string" table:style-name="ce2">
            <text:p>Burgos</text:p>
          </table:table-cell>
          <table:table-cell office:value-type="string" table:style-name="ce2">
            <text:p>Valle de Valdelucio</text:p>
          </table:table-cell>
          <table:table-cell office:value-type="string" table:style-name="ce2">
            <text:p>30T</text:p>
          </table:table-cell>
          <table:table-cell office:value-type="float" office:value="407277" table:style-name="ce1">
            <text:p>407277</text:p>
          </table:table-cell>
          <table:table-cell office:value-type="float" office:value="4733270" table:style-name="ce1">
            <text:p>4733270</text:p>
          </table:table-cell>
          <table:table-cell office:value-type="float" office:value="42.75" table:style-name="ce1">
            <text:p>42,75</text:p>
          </table:table-cell>
          <table:table-cell office:value-type="float" office:value="-4.13" table:style-name="ce1">
            <text:p>-4,13</text:p>
          </table:table-cell>
          <table:table-cell office:value-type="float" office:value="971" table:style-name="ce1">
            <text:p>9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U02</text:p>
          </table:table-cell>
          <table:table-cell office:value-type="string" table:style-name="ce2">
            <text:p>Lugo</text:p>
          </table:table-cell>
          <table:table-cell office:value-type="string" table:style-name="ce2">
            <text:p>Monforte de Lemos</text:p>
          </table:table-cell>
          <table:table-cell office:value-type="string" table:style-name="ce2">
            <text:p>29T</text:p>
          </table:table-cell>
          <table:table-cell office:value-type="float" office:value="130127" table:style-name="ce1">
            <text:p>130127</text:p>
          </table:table-cell>
          <table:table-cell office:value-type="float" office:value="4715890" table:style-name="ce1">
            <text:p>4715890</text:p>
          </table:table-cell>
          <table:table-cell office:value-type="float" office:value="42.51" table:style-name="ce1">
            <text:p>42,51</text:p>
          </table:table-cell>
          <table:table-cell office:value-type="float" office:value="-751" table:style-name="ce1">
            <text:p>-751</text:p>
          </table:table-cell>
          <table:table-cell office:value-type="float" office:value="331" table:style-name="ce1">
            <text:p>3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E07</text:p>
          </table:table-cell>
          <table:table-cell office:value-type="string" table:style-name="ce2">
            <text:p>León</text:p>
          </table:table-cell>
          <table:table-cell office:value-type="string" table:style-name="ce2">
            <text:p>Bustillo del Páramo</text:p>
          </table:table-cell>
          <table:table-cell office:value-type="string" table:style-name="ce2">
            <text:p>30T</text:p>
          </table:table-cell>
          <table:table-cell office:value-type="float" office:value="272071" table:style-name="ce1">
            <text:p>272071</text:p>
          </table:table-cell>
          <table:table-cell office:value-type="float" office:value="4705080" table:style-name="ce1">
            <text:p>4705080</text:p>
          </table:table-cell>
          <table:table-cell office:value-type="float" office:value="42.46" table:style-name="ce1">
            <text:p>42,46</text:p>
          </table:table-cell>
          <table:table-cell office:value-type="float" office:value="-5.77" table:style-name="ce1">
            <text:p>-5,77</text:p>
          </table:table-cell>
          <table:table-cell office:value-type="float" office:value="853" table:style-name="ce1">
            <text:p>8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U14</text:p>
          </table:table-cell>
          <table:table-cell office:value-type="string" table:style-name="ce2">
            <text:p>Huesca</text:p>
          </table:table-cell>
          <table:table-cell office:value-type="string" table:style-name="ce2">
            <text:p>Aínsa-Sobrarbe</text:p>
          </table:table-cell>
          <table:table-cell office:value-type="string" table:style-name="ce2">
            <text:p>30T</text:p>
          </table:table-cell>
          <table:table-cell office:value-type="float" office:value="760884" table:style-name="ce1">
            <text:p>760884</text:p>
          </table:table-cell>
          <table:table-cell office:value-type="float" office:value="4697990" table:style-name="ce1">
            <text:p>4697990</text:p>
          </table:table-cell>
          <table:table-cell office:value-type="float" office:value="42.39" table:style-name="ce1">
            <text:p>42,39</text:p>
          </table:table-cell>
          <table:table-cell office:value-type="float" office:value="0.17" table:style-name="ce1">
            <text:p>0,17</text:p>
          </table:table-cell>
          <table:table-cell office:value-type="float" office:value="559" table:style-name="ce1">
            <text:p>5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01</text:p>
          </table:table-cell>
          <table:table-cell office:value-type="string" table:style-name="ce2">
            <text:p>Palencia</text:p>
          </table:table-cell>
          <table:table-cell office:value-type="string" table:style-name="ce2">
            <text:p>Torquemada</text:p>
          </table:table-cell>
          <table:table-cell office:value-type="string" table:style-name="ce2">
            <text:p>30T</text:p>
          </table:table-cell>
          <table:table-cell office:value-type="float" office:value="392330" table:style-name="ce1">
            <text:p>392330</text:p>
          </table:table-cell>
          <table:table-cell office:value-type="float" office:value="4656290" table:style-name="ce1">
            <text:p>4656290</text:p>
          </table:table-cell>
          <table:table-cell office:value-type="float" office:value="42.05" table:style-name="ce1">
            <text:p>42,05</text:p>
          </table:table-cell>
          <table:table-cell office:value-type="float" office:value="-4.3" table:style-name="ce1">
            <text:p>-4,3</text:p>
          </table:table-cell>
          <table:table-cell office:value-type="float" office:value="741" table:style-name="ce1">
            <text:p>7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Z14</text:p>
          </table:table-cell>
          <table:table-cell office:value-type="string" table:style-name="ce2">
            <text:p>Zaragoza</text:p>
          </table:table-cell>
          <table:table-cell office:value-type="string" table:style-name="ce2">
            <text:p>Borja</text:p>
          </table:table-cell>
          <table:table-cell office:value-type="string" table:style-name="ce2">
            <text:p>30T</text:p>
          </table:table-cell>
          <table:table-cell office:value-type="float" office:value="623871" table:style-name="ce1">
            <text:p>623871</text:p>
          </table:table-cell>
          <table:table-cell office:value-type="float" office:value="4634770" table:style-name="ce1">
            <text:p>4634770</text:p>
          </table:table-cell>
          <table:table-cell office:value-type="float" office:value="41.86" table:style-name="ce1">
            <text:p>41,86</text:p>
          </table:table-cell>
          <table:table-cell office:value-type="float" office:value="-1.51" table:style-name="ce1">
            <text:p>-1,51</text:p>
          </table:table-cell>
          <table:table-cell office:value-type="float" office:value="376" table:style-name="ce1">
            <text:p>3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Z03</text:p>
          </table:table-cell>
          <table:table-cell office:value-type="string" table:style-name="ce2">
            <text:p>Zaragoza</text:p>
          </table:table-cell>
          <table:table-cell office:value-type="string" table:style-name="ce2">
            <text:p>Quinto</text:p>
          </table:table-cell>
          <table:table-cell office:value-type="string" table:style-name="ce2">
            <text:p>30T</text:p>
          </table:table-cell>
          <table:table-cell office:value-type="float" office:value="707465" table:style-name="ce1">
            <text:p>707465</text:p>
          </table:table-cell>
          <table:table-cell office:value-type="float" office:value="4584840" table:style-name="ce1">
            <text:p>4584840</text:p>
          </table:table-cell>
          <table:table-cell office:value-type="float" office:value="41.39" table:style-name="ce1">
            <text:p>41,39</text:p>
          </table:table-cell>
          <table:table-cell office:value-type="float" office:value="-0.52" table:style-name="ce1">
            <text:p>-0,52</text:p>
          </table:table-cell>
          <table:table-cell office:value-type="float" office:value="239" table:style-name="ce1">
            <text:p>2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S03</text:p>
          </table:table-cell>
          <table:table-cell office:value-type="string" table:style-name="ce2">
            <text:p>Castellón/Castelló</text:p>
          </table:table-cell>
          <table:table-cell office:value-type="string" table:style-name="ce2">
            <text:p>San Rafael del Río</text:p>
          </table:table-cell>
          <table:table-cell office:value-type="string" table:style-name="ce2">
            <text:p>31T</text:p>
          </table:table-cell>
          <table:table-cell office:value-type="float" office:value="784970" table:style-name="ce1">
            <text:p>784970</text:p>
          </table:table-cell>
          <table:table-cell office:value-type="float" office:value="4499150" table:style-name="ce1">
            <text:p>4499150</text:p>
          </table:table-cell>
          <table:table-cell office:value-type="float" office:value="40.590000000000003" table:style-name="ce1">
            <text:p>40,59</text:p>
          </table:table-cell>
          <table:table-cell office:value-type="float" office:value="22" table:style-name="ce1">
            <text:p>22</text:p>
          </table:table-cell>
          <table:table-cell office:value-type="float" office:value="217" table:style-name="ce1">
            <text:p>2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01</text:p>
          </table:table-cell>
          <table:table-cell office:value-type="string" table:style-name="ce2">
            <text:p>Madrid</text:p>
          </table:table-cell>
          <table:table-cell office:value-type="string" table:style-name="ce2">
            <text:p>San Fernando de Henares</text:p>
          </table:table-cell>
          <table:table-cell office:value-type="string" table:style-name="ce2">
            <text:p>30T</text:p>
          </table:table-cell>
          <table:table-cell office:value-type="float" office:value="457867" table:style-name="ce1">
            <text:p>457867</text:p>
          </table:table-cell>
          <table:table-cell office:value-type="float" office:value="4473610" table:style-name="ce1">
            <text:p>4473610</text:p>
          </table:table-cell>
          <table:table-cell office:value-type="float" office:value="40.409999999999997" table:style-name="ce1">
            <text:p>40,41</text:p>
          </table:table-cell>
          <table:table-cell office:value-type="float" office:value="-3.5" table:style-name="ce1">
            <text:p>-3,5</text:p>
          </table:table-cell>
          <table:table-cell office:value-type="float" office:value="553" table:style-name="ce1">
            <text:p>5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V21</text:p>
          </table:table-cell>
          <table:table-cell office:value-type="string" table:style-name="ce2">
            <text:p>Valencia/València</text:p>
          </table:table-cell>
          <table:table-cell office:value-type="string" table:style-name="ce2">
            <text:p>Requena</text:p>
          </table:table-cell>
          <table:table-cell office:value-type="string" table:style-name="ce2">
            <text:p>30T</text:p>
          </table:table-cell>
          <table:table-cell office:value-type="float" office:value="657938" table:style-name="ce1">
            <text:p>657938</text:p>
          </table:table-cell>
          <table:table-cell office:value-type="float" office:value="4366610" table:style-name="ce1">
            <text:p>4366610</text:p>
          </table:table-cell>
          <table:table-cell office:value-type="float" office:value="39.43" table:style-name="ce1">
            <text:p>39,43</text:p>
          </table:table-cell>
          <table:table-cell office:value-type="float" office:value="-1.1599999999999999" table:style-name="ce1">
            <text:p>-1,16</text:p>
          </table:table-cell>
          <table:table-cell office:value-type="float" office:value="589" table:style-name="ce1">
            <text:p>5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B10</text:p>
          </table:table-cell>
          <table:table-cell office:value-type="string" table:style-name="ce2">
            <text:p>Albacete</text:p>
          </table:table-cell>
          <table:table-cell office:value-type="string" table:style-name="ce2">
            <text:p>Caudete</text:p>
          </table:table-cell>
          <table:table-cell office:value-type="string" table:style-name="ce2">
            <text:p>30T</text:p>
          </table:table-cell>
          <table:table-cell office:value-type="float" office:value="675585" table:style-name="ce1">
            <text:p>675585</text:p>
          </table:table-cell>
          <table:table-cell office:value-type="float" office:value="4289270" table:style-name="ce1">
            <text:p>4289270</text:p>
          </table:table-cell>
          <table:table-cell office:value-type="float" office:value="38.729999999999997" table:style-name="ce1">
            <text:p>38,73</text:p>
          </table:table-cell>
          <table:table-cell office:value-type="float" office:value="-0.98" table:style-name="ce1">
            <text:p>-0,98</text:p>
          </table:table-cell>
          <table:table-cell office:value-type="float" office:value="563" table:style-name="ce1">
            <text:p>5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R11</text:p>
          </table:table-cell>
          <table:table-cell office:value-type="string" table:style-name="ce2">
            <text:p>Ciudad Real</text:p>
          </table:table-cell>
          <table:table-cell office:value-type="string" table:style-name="ce2">
            <text:p>Montemiel</text:p>
          </table:table-cell>
          <table:table-cell office:value-type="string" table:style-name="ce2">
            <text:p>30S</text:p>
          </table:table-cell>
          <table:table-cell office:value-type="float" office:value="510308" table:style-name="ce1">
            <text:p>510308</text:p>
          </table:table-cell>
          <table:table-cell office:value-type="float" office:value="4283170" table:style-name="ce1">
            <text:p>4283170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-2.88" table:style-name="ce1">
            <text:p>-2,88</text:p>
          </table:table-cell>
          <table:table-cell office:value-type="float" office:value="883" table:style-name="ce1">
            <text:p>8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A01</text:p>
          </table:table-cell>
          <table:table-cell office:value-type="string" table:style-name="ce2">
            <text:p>Badajoz</text:p>
          </table:table-cell>
          <table:table-cell office:value-type="string" table:style-name="ce2">
            <text:p>Zalamea de la Serena</text:p>
          </table:table-cell>
          <table:table-cell office:value-type="string" table:style-name="ce2">
            <text:p>29S</text:p>
          </table:table-cell>
          <table:table-cell office:value-type="float" office:value="265910" table:style-name="ce1">
            <text:p>265910</text:p>
          </table:table-cell>
          <table:table-cell office:value-type="float" office:value="4284560" table:style-name="ce1">
            <text:p>4284560</text:p>
          </table:table-cell>
          <table:table-cell office:value-type="float" office:value="38.68" table:style-name="ce1">
            <text:p>38,68</text:p>
          </table:table-cell>
          <table:table-cell office:value-type="float" office:value="-565" table:style-name="ce1">
            <text:p>-565</text:p>
          </table:table-cell>
          <table:table-cell office:value-type="float" office:value="455" table:style-name="ce1">
            <text:p>4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A05</text:p>
          </table:table-cell>
          <table:table-cell office:value-type="string" table:style-name="ce2">
            <text:p>Badajoz</text:p>
          </table:table-cell>
          <table:table-cell office:value-type="string" table:style-name="ce2">
            <text:p>Jerez de los Caballeros</text:p>
          </table:table-cell>
          <table:table-cell office:value-type="string" table:style-name="ce2">
            <text:p>29S</text:p>
          </table:table-cell>
          <table:table-cell office:value-type="float" office:value="173113" table:style-name="ce1">
            <text:p>173113</text:p>
          </table:table-cell>
          <table:table-cell office:value-type="float" office:value="4243640" table:style-name="ce1">
            <text:p>4243640</text:p>
          </table:table-cell>
          <table:table-cell office:value-type="float" office:value="38.28" table:style-name="ce1">
            <text:p>38,28</text:p>
          </table:table-cell>
          <table:table-cell office:value-type="float" office:value="-677" table:style-name="ce1">
            <text:p>-677</text:p>
          </table:table-cell>
          <table:table-cell office:value-type="float" office:value="264" table:style-name="ce1">
            <text:p>2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12</text:p>
          </table:table-cell>
          <table:table-cell office:value-type="string" table:style-name="ce2">
            <text:p>Alicante/Alacant</text:p>
          </table:table-cell>
          <table:table-cell office:value-type="string" table:style-name="ce2">
            <text:p>Pilar de la Horadada</text:p>
          </table:table-cell>
          <table:table-cell office:value-type="string" table:style-name="ce2">
            <text:p>30S</text:p>
          </table:table-cell>
          <table:table-cell office:value-type="float" office:value="692408" table:style-name="ce1">
            <text:p>692408</text:p>
          </table:table-cell>
          <table:table-cell office:value-type="float" office:value="4193490" table:style-name="ce1">
            <text:p>4193490</text:p>
          </table:table-cell>
          <table:table-cell office:value-type="float" office:value="37.869999999999997" table:style-name="ce1">
            <text:p>37,87</text:p>
          </table:table-cell>
          <table:table-cell office:value-type="float" office:value="-0.81" table:style-name="ce1">
            <text:p>-0,81</text:p>
          </table:table-cell>
          <table:table-cell office:value-type="float" office:value="54" table:style-name="ce1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07</text:p>
          </table:table-cell>
          <table:table-cell office:value-type="string" table:style-name="ce2">
            <text:p>Huelva</text:p>
          </table:table-cell>
          <table:table-cell office:value-type="string" table:style-name="ce2">
            <text:p>Puebla de Guzmán</text:p>
          </table:table-cell>
          <table:table-cell office:value-type="string" table:style-name="ce2">
            <text:p>29S</text:p>
          </table:table-cell>
          <table:table-cell office:value-type="float" office:value="124659" table:style-name="ce1">
            <text:p>124659</text:p>
          </table:table-cell>
          <table:table-cell office:value-type="float" office:value="4164620" table:style-name="ce1">
            <text:p>4164620</text:p>
          </table:table-cell>
          <table:table-cell office:value-type="float" office:value="37.549999999999997" table:style-name="ce1">
            <text:p>37,55</text:p>
          </table:table-cell>
          <table:table-cell office:value-type="float" office:value="-722" table:style-name="ce1">
            <text:p>-722</text:p>
          </table:table-cell>
          <table:table-cell office:value-type="float" office:value="248" table:style-name="ce1">
            <text:p>2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07</text:p>
          </table:table-cell>
          <table:table-cell office:value-type="string" table:style-name="ce2">
            <text:p>Almería</text:p>
          </table:table-cell>
          <table:table-cell office:value-type="string" table:style-name="ce2">
            <text:p>Huércal-Overa</text:p>
          </table:table-cell>
          <table:table-cell office:value-type="string" table:style-name="ce2">
            <text:p>30S</text:p>
          </table:table-cell>
          <table:table-cell office:value-type="float" office:value="598735" table:style-name="ce1">
            <text:p>598735</text:p>
          </table:table-cell>
          <table:table-cell office:value-type="float" office:value="4141210" table:style-name="ce1">
            <text:p>4141210</text:p>
          </table:table-cell>
          <table:table-cell office:value-type="float" office:value="37.409999999999997" table:style-name="ce1">
            <text:p>37,41</text:p>
          </table:table-cell>
          <table:table-cell office:value-type="float" office:value="-1.88" table:style-name="ce1">
            <text:p>-1,88</text:p>
          </table:table-cell>
          <table:table-cell office:value-type="float" office:value="303" table:style-name="ce1">
            <text:p>3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05</text:p>
          </table:table-cell>
          <table:table-cell office:value-type="string" table:style-name="ce2">
            <text:p>Huelva</text:p>
          </table:table-cell>
          <table:table-cell office:value-type="string" table:style-name="ce2">
            <text:p>Niebla</text:p>
          </table:table-cell>
          <table:table-cell office:value-type="string" table:style-name="ce2">
            <text:p>29S</text:p>
          </table:table-cell>
          <table:table-cell office:value-type="float" office:value="169098" table:style-name="ce1">
            <text:p>169098</text:p>
          </table:table-cell>
          <table:table-cell office:value-type="float" office:value="4139930" table:style-name="ce1">
            <text:p>4139930</text:p>
          </table:table-cell>
          <table:table-cell office:value-type="float" office:value="37.35" table:style-name="ce1">
            <text:p>37,35</text:p>
          </table:table-cell>
          <table:table-cell office:value-type="float" office:value="-668" table:style-name="ce1">
            <text:p>-668</text:p>
          </table:table-cell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10</text:p>
          </table:table-cell>
          <table:table-cell office:value-type="string" table:style-name="ce2">
            <text:p>Huelva</text:p>
          </table:table-cell>
          <table:table-cell office:value-type="string" table:style-name="ce2">
            <text:p>Almonte</text:p>
          </table:table-cell>
          <table:table-cell office:value-type="string" table:style-name="ce2">
            <text:p>29S</text:p>
          </table:table-cell>
          <table:table-cell office:value-type="float" office:value="191221" table:style-name="ce1">
            <text:p>191221</text:p>
          </table:table-cell>
          <table:table-cell office:value-type="float" office:value="4116990" table:style-name="ce1">
            <text:p>4116990</text:p>
          </table:table-cell>
          <table:table-cell office:value-type="float" office:value="37.15" table:style-name="ce1">
            <text:p>37,15</text:p>
          </table:table-cell>
          <table:table-cell office:value-type="float" office:value="-652" table:style-name="ce1">
            <text:p>-652</text:p>
          </table:table-cell>
          <table:table-cell office:value-type="float" office:value="13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04</text:p>
          </table:table-cell>
          <table:table-cell office:value-type="string" table:style-name="ce2">
            <text:p>Cádiz</text:p>
          </table:table-cell>
          <table:table-cell office:value-type="string" table:style-name="ce2">
            <text:p>Villamartín</text:p>
          </table:table-cell>
          <table:table-cell office:value-type="string" table:style-name="ce2">
            <text:p>30S</text:p>
          </table:table-cell>
          <table:table-cell office:value-type="float" office:value="266049" table:style-name="ce1">
            <text:p>266049</text:p>
          </table:table-cell>
          <table:table-cell office:value-type="float" office:value="4080680" table:style-name="ce1">
            <text:p>4080680</text:p>
          </table:table-cell>
          <table:table-cell office:value-type="float" office:value="36.840000000000003" table:style-name="ce1">
            <text:p>36,84</text:p>
          </table:table-cell>
          <table:table-cell office:value-type="float" office:value="-5.62" table:style-name="ce1">
            <text:p>-5,62</text:p>
          </table:table-cell>
          <table:table-cell office:value-type="float" office:value="146" table:style-name="ce1">
            <text:p>1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01</text:p>
          </table:table-cell>
          <table:table-cell office:value-type="string" table:style-name="ce2">
            <text:p>Tenerife</text:p>
          </table:table-cell>
          <table:table-cell office:value-type="string" table:style-name="ce2">
            <text:p>La Orotava</text:p>
          </table:table-cell>
          <table:table-cell office:value-type="string" table:style-name="ce2">
            <text:p>28N</text:p>
          </table:table-cell>
          <table:table-cell office:value-type="float" office:value="344000" table:style-name="ce1">
            <text:p>344000</text:p>
          </table:table-cell>
          <table:table-cell office:value-type="float" office:value="3122000" table:style-name="ce1">
            <text:p>3122000</text:p>
          </table:table-cell>
          <table:table-cell office:value-type="float" office:value="28.27" table:style-name="ce1">
            <text:p>28,27</text:p>
          </table:table-cell>
          <table:table-cell office:value-type="float" office:value="-16.64" table:style-name="ce1">
            <text:p>-16,64</text:p>
          </table:table-cell>
          <table:table-cell office:value-type="float" office:value="3715" table:style-name="ce1">
            <text:p>37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P01</text:p>
          </table:table-cell>
          <table:table-cell office:value-type="string" table:style-name="ce2">
            <text:p>Murcia</text:p>
          </table:table-cell>
          <table:table-cell office:value-type="string" table:style-name="ce2">
            <text:p>San Pedro del Pinatar</text:p>
          </table:table-cell>
          <table:table-cell office:value-type="string" table:style-name="ce2">
            <text:p>30S</text:p>
          </table:table-cell>
          <table:table-cell office:value-type="float" office:value="697459" table:style-name="ce1">
            <text:p>697459</text:p>
          </table:table-cell>
          <table:table-cell office:value-type="float" office:value="4188412" table:style-name="ce1">
            <text:p>4188412</text:p>
          </table:table-cell>
          <table:table-cell office:value-type="float" office:value="37.83" table:style-name="ce1">
            <text:p>37,83</text:p>
          </table:table-cell>
          <table:table-cell office:value-type="float" office:value="-0.78" table:style-name="ce1">
            <text:p>-0,78</text:p>
          </table:table-cell>
          <table:table-cell office:value-type="float" office:value="13" table:style-name="ce1">
            <text:p>13</text:p>
          </table:table-cell>
          <table:table-cell table:number-columns-repeated="16375"/>
        </table:table-row>
        <table:table-row table:number-rows-repeated="1048553" table:style-name="ro1">
          <table:table-cell table:number-columns-repeated="16384"/>
        </table:table-row>
      </table:table>
      <table:table table:name="Hoja1" table:style-name="ta1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LISTA-ESTACIONES.A1:LISTA-ESTACIONES.I23" table:name="LISTA_ESTACIONES" table:display-filter-buttons="true" table:on-update-keep-size="false" table:on-update-keep-styles="true" table:refresh-delay="false">
          <table:database-source-sql table:database-name="Provider=Microsoft.Mashup.OleDb.1;Data Source=$Workbook$;Location=LISTA-ESTACIONES;Extended Properties=&quot;&quot;" table:sql-statement="SELECT * FROM [LISTA-ESTACIONE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NA GIL MOLINA</meta:initial-creator>
    <dc:creator>ANA GIL MOLINA</dc:creator>
    <meta:creation-date>2024-11-08T21:57:39Z</meta:creation-date>
    <dc:date>2024-11-08T21:59:31Z</dc:date>
  </office:meta>
</office:document-meta>
</file>